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5000001C80C4AF8AB394768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er">
      <style:text-properties officeooo:rsid="001bcffb" officeooo:paragraph-rsid="001bcffb"/>
    </style:style>
    <style:style style:name="P2" style:family="paragraph" style:parent-style-name="Standard">
      <style:text-properties officeooo:rsid="001bcffb" officeooo:paragraph-rsid="001bcffb"/>
    </style:style>
    <style:style style:name="P3" style:family="paragraph" style:parent-style-name="Standard"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 fo:font-size="10pt" officeooo:rsid="001bcffb" officeooo:paragraph-rsid="001bcffb" style:font-size-asian="10pt" style:font-size-complex="10pt"/>
    </style:style>
    <style:style style:name="P5" style:family="paragraph" style:parent-style-name="Standard">
      <style:text-properties style:font-name="Calibri" fo:font-size="10pt" fo:background-color="#00a933" style:font-size-asian="10pt" style:font-size-complex="10pt"/>
    </style:style>
    <style:style style:name="P6" style:family="paragraph" style:parent-style-name="Standard">
      <style:text-properties style:font-name="Calibri" fo:font-size="10pt" officeooo:rsid="001bcffb" officeooo:paragraph-rsid="001bcffb" style:font-size-asian="10pt" style:font-size-complex="10pt"/>
    </style:style>
    <style:style style:name="T1" style:family="text">
      <style:text-properties officeooo:rsid="001bcffb"/>
    </style:style>
    <style:style style:name="T2" style:family="text">
      <style:text-properties officeooo:rsid="001bcffb" fo:background-color="#00a933" loext:char-shading-value="0"/>
    </style:style>
    <style:style style:name="T3" style:family="text">
      <style:text-properties officeooo:rsid="001bcffb" fo:background-color="#ff0000" loext:char-shading-value="0"/>
    </style:style>
    <style:style style:name="T4" style:family="text">
      <style:text-properties officeooo:rsid="001e2e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Participación en el foro:</text:h>
      <text:p text:style-name="P2"><draw:frame draw:style-name="fr1" draw:name="Imagen1" text:anchor-type="char" svg:width="17cm" svg:height="8.759cm" draw:z-index="0"><draw:image xlink:href="Pictures/1000000000000375000001C80C4AF8AB3947687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cffb" officeooo:paragraph-rsid="001bcffb"/>
    </style:style>
    <style:style style:name="MT1" style:family="text">
      <style:text-properties officeooo:rsid="001e2e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L<text:tab/><text:tab/>Jose Manuel Moreno Bolivar</text:p>
        <text:p text:style-name="MP1">UD.0<text:span text:style-name="MT1">5</text:span><text:tab/><text:tab/>1ºDAM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9T19:26:48.547000000</meta:creation-date>
    <dc:date>2022-12-11T13:17:50.585000000</dc:date>
    <meta:editing-duration>PT1H54M44S</meta:editing-duration>
    <meta:editing-cycles>3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3" meta:word-count="11" meta:character-count="68" meta:non-whitespace-character-count="58"/>
  </office:meta>
</office:document-meta>
</file>